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5eb91e" draw:fill="none" fo:min-height="0.73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3465a4" draw:fill="none" fo:min-height="0.738cm" loext:decorative="false"/>
      <style:paragraph-properties style:writing-mode="lr-tb"/>
    </style:style>
    <style:style style:name="gr19" style:family="graphic" style:parent-style-name="objectwithoutfill">
      <style:graphic-properties svg:stroke-width="0.212cm" svg:stroke-color="#5eb91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0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2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23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4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5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svg:stroke-color="#5eb91e" draw:fill="none" fo:min-height="0.61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a7074b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1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1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1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1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5eb91e" loext:opacity="100%"/>
    </style:style>
    <style:style style:name="P13" style:family="paragraph">
      <loext:graphic-properties draw:fill="none"/>
      <style:text-properties fo:color="#a7074b" loext:opacity="100%"/>
    </style:style>
    <style:style style:name="P14" style:family="paragraph">
      <loext:graphic-properties draw:fill="none"/>
      <style:text-properties fo:color="#3465a4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f860d" loext:opacity="100%" fo:background-color="transparent"/>
    </style:style>
    <style:style style:name="P17" style:family="paragraph">
      <loext:graphic-properties draw:fill="none"/>
      <style:text-properties fo:color="#ff5429" loext:opacity="100%" fo:background-color="transparent"/>
    </style:style>
    <style:style style:name="P18" style:family="paragraph">
      <loext:graphic-properties draw:fill="none"/>
      <style:text-properties fo:color="#f10d0c" loext:opacity="100%" fo:background-color="transparent"/>
    </style:style>
    <style:style style:name="P19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0" style:family="paragraph">
      <loext:graphic-properties draw:fill="none"/>
      <style:text-properties fo:color="#3465a4" loext:opacity="100%" fo:font-size="15pt" fo:background-color="transparent"/>
    </style:style>
    <style:style style:name="P21" style:family="paragraph">
      <loext:graphic-properties draw:fill="none"/>
      <style:text-properties fo:color="#127622" loext:opacity="100%" fo:font-size="15pt" fo:background-color="transparent"/>
    </style:style>
    <style:style style:name="P22" style:family="paragraph">
      <loext:graphic-properties draw:fill="none"/>
      <style:text-properties fo:color="#168253" loext:opacity="100%" fo:font-size="15pt"/>
    </style:style>
    <style:style style:name="P23" style:family="paragraph">
      <loext:graphic-properties draw:fill="none" draw:fill-color="#ffffff"/>
      <style:text-properties fo:color="#5eb91e" loext:opacity="100%" style:font-name="3270 Nerd Font1" fo:font-weight="bold"/>
    </style:style>
    <style:style style:name="P24" style:family="paragraph">
      <loext:graphic-properties draw:fill="none" draw:fill-color="#ffffff"/>
      <style:text-properties fo:color="#e8a202" loext:opacity="100%" style:font-name="3270 Nerd Font1" fo:font-weight="bold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1" fo:font-weight="bold"/>
    </style:style>
    <style:style style:name="T3" style:family="text">
      <style:text-properties fo:color="#f10d0c" loext:opacity="100%" style:font-name="3270 Nerd Font1" fo:font-weight="bold"/>
    </style:style>
    <style:style style:name="T4" style:family="text">
      <style:text-properties fo:color="#069a2e" loext:opacity="100%" style:font-name="3270 Nerd Font1" fo:font-weight="bold"/>
    </style:style>
    <style:style style:name="T5" style:family="text">
      <style:text-properties fo:color="#ea7500" loext:opacity="100%" style:font-name="3270 Nerd Font1" fo:font-weight="bold"/>
    </style:style>
    <style:style style:name="T6" style:family="text">
      <style:text-properties fo:color="#780373" loext:opacity="100%" style:font-name="3270 Nerd Font1" fo:font-weight="bold"/>
    </style:style>
    <style:style style:name="T7" style:family="text">
      <style:text-properties fo:color="#5eb91e" loext:opacity="100%" style:font-name="3270 Nerd Font1" fo:font-weight="bold"/>
    </style:style>
    <style:style style:name="T8" style:family="text">
      <style:text-properties fo:color="#a7074b" loext:opacity="100%" style:font-name="3270 Nerd Font1" fo:font-weight="bold"/>
    </style:style>
    <style:style style:name="T9" style:family="text">
      <style:text-properties fo:color="#3465a4" loext:opacity="100%" style:font-name="3270 Nerd Font1" fo:font-weight="bold" fo:background-color="transparent"/>
    </style:style>
    <style:style style:name="T10" style:family="text">
      <style:text-properties fo:color="#168253" loext:opacity="100%" style:font-name="3270 Nerd Font1" fo:font-weight="bold" fo:background-color="transparent"/>
    </style:style>
    <style:style style:name="T11" style:family="text">
      <style:text-properties fo:color="#ff5429" loext:opacity="100%" style:font-name="3270 Nerd Font1" fo:font-weight="bold" fo:background-color="transparent"/>
    </style:style>
    <style:style style:name="T12" style:family="text">
      <style:text-properties fo:color="#f10d0c" loext:opacity="100%" style:font-name="3270 Nerd Font1" fo:font-weight="bold" fo:background-color="transparent"/>
    </style:style>
    <style:style style:name="T13" style:family="text">
      <style:text-properties fo:color="#8d1d75" loext:opacity="100%" style:font-name="3270 Nerd Font1" fo:font-size="15pt" fo:font-weight="bold" fo:background-color="transparent" style:font-size-asian="15pt" style:font-size-complex="15pt"/>
    </style:style>
    <style:style style:name="T14" style:family="text">
      <style:text-properties fo:color="#3465a4" loext:opacity="100%" style:font-name="3270 Nerd Font1" fo:font-size="15pt" fo:font-weight="bold" fo:background-color="transparent"/>
    </style:style>
    <style:style style:name="T15" style:family="text">
      <style:text-properties fo:color="#127622" loext:opacity="100%" style:font-name="3270 Nerd Font1" fo:font-size="15pt" fo:font-weight="bold" fo:background-color="transparent"/>
    </style:style>
    <style:style style:name="T16" style:family="text">
      <style:text-properties fo:color="#168253" loext:opacity="100%" style:font-name="3270 Nerd Font1" fo:font-size="15pt" fo:font-weight="bold"/>
    </style:style>
    <style:style style:name="T17" style:family="text">
      <style:text-properties fo:color="#e8a202" loext:opacity="100%" style:font-name="3270 Nerd Font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0.988cm" svg:x="4.725cm" svg:y="8.055cm">
          <draw:text-box>
            <text:p><text:span text:style-name="T4">$</text:span></text:p>
          </draw:text-box>
        </draw:frame>
        <draw:frame draw:style-name="gr11" draw:text-style-name="P10" draw:layer="layout" svg:width="0.9cm" svg:height="0.988cm" svg:x="1.575cm" svg:y="8.1cm">
          <draw:text-box>
            <text:p><text:span text:style-name="T5">^</text:span></text:p>
          </draw:text-box>
        </draw:frame>
        <draw:frame draw:style-name="gr10" draw:text-style-name="P9" draw:layer="layout" svg:width="0.9cm" svg:height="0.988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0.988cm" svg:x="4.725cm" svg:y="10.65cm">
          <draw:text-box>
            <text:p><text:span text:style-name="T4">!</text:span></text:p>
          </draw:text-box>
        </draw:frame>
        <draw:frame draw:style-name="gr11" draw:text-style-name="P10" draw:layer="layout" svg:width="0.9cm" svg:height="0.988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0.988cm" svg:x="1.725cm" svg:y="10.575cm">
          <draw:text-box>
            <text:p><text:span text:style-name="T5">?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0.988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0.988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0.988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0.988cm" svg:x="1.705cm" svg:y="17.625cm">
          <draw:text-box>
            <text:p><text:span text:style-name="T6">#</text:span></text:p>
          </draw:text-box>
        </draw:frame>
        <draw:line draw:style-name="gr15" draw:text-style-name="P12" draw:layer="layout" svg:x1="3.6cm" svg:y1="42.775cm" svg:x2="7.425cm" svg:y2="45.7cm">
          <text:p/>
        </draw:line>
        <draw:frame draw:style-name="gr16" draw:text-style-name="P12" draw:layer="layout" svg:width="0.545cm" svg:height="0.988cm" svg:x="0.43cm" svg:y="43.15cm">
          <draw:text-box>
            <text:p><text:span text:style-name="T7">Æ</text:span></text:p>
          </draw:text-box>
        </draw:frame>
        <draw:frame draw:style-name="gr16" draw:text-style-name="P12" draw:layer="layout" svg:width="0.545cm" svg:height="0.988cm" svg:x="15.33cm" svg:y="42.427cm">
          <draw:text-box>
            <text:p><text:span text:style-name="T7">Ï</text:span></text:p>
          </draw:text-box>
        </draw:frame>
        <draw:frame draw:style-name="gr16" draw:text-style-name="P12" draw:layer="layout" svg:width="0.545cm" svg:height="0.988cm" svg:x="2.98cm" svg:y="42.1cm">
          <draw:text-box>
            <text:p><text:span text:style-name="T7">Ë</text:span></text:p>
          </draw:text-box>
        </draw:frame>
        <draw:frame draw:style-name="gr16" draw:text-style-name="P12" draw:layer="layout" svg:width="0.545cm" svg:height="0.988cm" svg:x="2.98cm" svg:y="40.779cm">
          <draw:text-box>
            <text:p><text:span text:style-name="T7">Œ</text:span></text:p>
          </draw:text-box>
        </draw:frame>
        <draw:frame draw:style-name="gr16" draw:text-style-name="P12" draw:layer="layout" svg:width="0.545cm" svg:height="0.988cm" svg:x="16.627cm" svg:y="43.362cm">
          <draw:text-box>
            <text:p><text:span text:style-name="T7">Ü</text:span></text:p>
          </draw:text-box>
        </draw:frame>
        <draw:frame draw:style-name="gr12" draw:text-style-name="P13" draw:layer="layout" svg:width="0.545cm" svg:height="0.988cm" svg:x="0.43cm" svg:y="36.654cm">
          <draw:text-box>
            <text:p><text:span text:style-name="T8">À</text:span></text:p>
          </draw:text-box>
        </draw:frame>
        <draw:frame draw:style-name="gr17" draw:text-style-name="P6" draw:layer="layout" svg:width="0.545cm" svg:height="0.988cm" svg:x="2.98cm" svg:y="35.546cm">
          <draw:text-box>
            <text:p><text:span text:style-name="T8">È</text:span></text:p>
          </draw:text-box>
        </draw:frame>
        <draw:frame draw:style-name="gr17" draw:text-style-name="P6" draw:layer="layout" svg:width="0.545cm" svg:height="0.988cm" svg:x="16.6cm" svg:y="36.794cm">
          <draw:text-box>
            <text:p><text:span text:style-name="T8">Ù</text:span></text:p>
          </draw:text-box>
        </draw:frame>
        <draw:frame draw:style-name="gr18" draw:text-style-name="P14" draw:layer="layout" svg:width="0.545cm" svg:height="0.988cm" svg:x="0.475cm" svg:y="30.1cm">
          <draw:text-box>
            <text:p><text:span text:style-name="T9">Â</text:span></text:p>
          </draw:text-box>
        </draw:frame>
        <draw:frame draw:style-name="gr18" draw:text-style-name="P14" draw:layer="layout" svg:width="0.545cm" svg:height="0.988cm" svg:x="15.33cm" svg:y="29.21cm">
          <draw:text-box>
            <text:p><text:span text:style-name="T9">Î</text:span></text:p>
          </draw:text-box>
        </draw:frame>
        <draw:frame draw:style-name="gr18" draw:text-style-name="P14" draw:layer="layout" svg:width="0.545cm" svg:height="0.988cm" svg:x="2.98cm" svg:y="28.929cm">
          <draw:text-box>
            <text:p><text:span text:style-name="T9">Ê</text:span></text:p>
          </draw:text-box>
        </draw:frame>
        <draw:frame draw:style-name="gr18" draw:text-style-name="P14" draw:layer="layout" svg:width="0.545cm" svg:height="0.988cm" svg:x="2.98cm" svg:y="27.654cm">
          <draw:text-box>
            <text:p><text:span text:style-name="T9">Ô</text:span></text:p>
          </draw:text-box>
        </draw:frame>
        <draw:frame draw:style-name="gr18" draw:text-style-name="P14" draw:layer="layout" svg:width="0.545cm" svg:height="0.988cm" svg:x="16.6cm" svg:y="30.162cm">
          <draw:text-box>
            <text:p><text:span text:style-name="T9">Û</text:span></text:p>
          </draw:text-box>
        </draw:frame>
        <draw:path draw:style-name="gr19" draw:text-style-name="P12" draw:layer="layout" svg:width="5.694cm" svg:height="1.026cm" draw:transform="rotate (-0.561123354516177) translate (3.6cm 41.5cm)" svg:viewBox="0 0 5695 1027" svg:d="M0 0c3101 0 5695 1027 5695 1027">
          <text:p/>
        </draw:path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0.988cm" svg:x="12.065cm" svg:y="8.102cm">
          <draw:text-box>
            <text:p><text:span text:style-name="T4">*</text:span></text:p>
          </draw:text-box>
        </draw:frame>
        <draw:frame draw:style-name="gr11" draw:text-style-name="P10" draw:layer="layout" svg:width="0.9cm" svg:height="0.988cm" svg:x="15.24cm" svg:y="7.802cm">
          <draw:text-box>
            <text:p><text:span text:style-name="T5">_</text:span></text:p>
          </draw:text-box>
        </draw:frame>
        <draw:frame draw:style-name="gr10" draw:text-style-name="P9" draw:layer="layout" svg:width="0.9cm" svg:height="0.988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0.988cm" svg:x="12.075cm" svg:y="10.6cm">
          <draw:text-box>
            <text:p><text:span text:style-name="T4">&amp;</text:span></text:p>
          </draw:text-box>
        </draw:frame>
        <draw:frame draw:style-name="gr11" draw:text-style-name="P10" draw:layer="layout" svg:width="0.9cm" svg:height="0.988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0.988cm" svg:x="15.457cm" svg:y="10.577cm">
          <draw:text-box>
            <text:p><text:span text:style-name="T5">|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0.988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0.988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0.988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0.988cm" svg:x="15.375cm" svg:y="15.75cm">
          <draw:text-box>
            <text:p><text:span text:style-name="T6">-</text:span></text:p>
          </draw:text-box>
        </draw:frame>
        <draw:frame draw:style-name="gr20" draw:text-style-name="P15" draw:layer="layout" svg:width="0.545cm" svg:height="0.988cm" svg:x="1.677cm" svg:y="34.572cm">
          <draw:text-box>
            <text:p><text:span text:style-name="T10">Ç</text:span></text:p>
          </draw:text-box>
        </draw:frame>
        <draw:frame draw:style-name="gr20" draw:text-style-name="P15" draw:layer="layout" svg:width="0.545cm" svg:height="0.988cm" svg:x="2.947cm" svg:y="34.29cm">
          <draw:text-box>
            <text:p><text:span text:style-name="T10">É</text:span></text:p>
          </draw:text-box>
        </draw:frame>
        <draw:g draw:style-name="gr1">
          <draw:custom-shape draw:style-name="gr2" draw:text-style-name="P1" draw:layer="layout" svg:width="1.2cm" svg:height="1.2cm" svg:x="5.5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1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16" draw:layer="layout" svg:x1="6.35cm" svg:y1="50.077cm" svg:x2="6.35cm" svg:y2="48.577cm">
          <text:p/>
        </draw:line>
        <draw:line draw:style-name="gr21" draw:text-style-name="P16" draw:layer="layout" svg:x1="11.43cm" svg:y1="50.077cm" svg:x2="11.43cm" svg:y2="48.577cm">
          <text:p/>
        </draw:line>
        <draw:line draw:style-name="gr21" draw:text-style-name="P16" draw:layer="layout" svg:x1="11.43cm" svg:y1="48.577cm" svg:x2="6.35cm" svg:y2="48.577cm">
          <text:p/>
        </draw:line>
        <draw:frame draw:style-name="gr20" draw:text-style-name="P17" draw:layer="layout" svg:width="2.223cm" svg:height="0.988cm" svg:x="7.752cm" svg:y="47.652cm">
          <draw:text-box>
            <text:p><text:span text:style-name="T11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20" draw:text-style-name="P18" draw:layer="layout" svg:width="0.545cm" svg:height="0.988cm" svg:x="12.382cm" svg:y="22.824cm">
          <draw:text-box>
            <text:p><text:span text:style-name="T12">`</text:span></text:p>
          </draw:text-box>
        </draw:frame>
        <draw:g draw:style-name="gr1">
          <draw:custom-shape draw:style-name="gr2" draw:text-style-name="P1" draw:layer="layout" svg:width="1.2cm" svg:height="1.2cm" svg:x="5.5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22" draw:text-style-name="P19" draw:layer="layout" svg:width="1.27cm" svg:height="0.865cm" svg:x="16.192cm" svg:y="55.015cm">
          <draw:text-box>
            <text:p><text:span text:style-name="T13">CW</text:span></text:p>
          </draw:text-box>
        </draw:frame>
        <draw:path draw:style-name="gr23" draw:text-style-name="P12" draw:layer="layout" svg:width="6.323cm" svg:height="0.853cm" draw:transform="skewX (0.422718744833027) rotate (-0.370707933123596) translate (1.27000007960371cm 49.2119999216643cm)" svg:viewBox="0 0 6324 854" svg:d="M0 0c3444 0 6324 854 6324 854">
          <text:p/>
        </draw:path>
        <draw:frame draw:style-name="gr22" draw:text-style-name="P20" draw:layer="layout" svg:width="2.858cm" svg:height="0.865cm" svg:x="1.905cm" svg:y="50.8cm">
          <draw:text-box>
            <text:p><text:span text:style-name="T14">Ctl+Sft</text:span></text:p>
          </draw:text-box>
        </draw:frame>
        <draw:path draw:style-name="gr23" draw:text-style-name="P12" draw:layer="layout" svg:width="7.572cm" svg:height="0.932cm" draw:transform="skewX (0.522027979271504) rotate (-0.331787090804122) translate (1.27100009927314cm 48.8959999134595cm)" svg:viewBox="0 0 7573 933" svg:d="M0 0c4124 0 7573 933 7573 933">
          <text:p/>
        </draw:path>
        <draw:frame draw:style-name="gr22" draw:text-style-name="P20" draw:layer="layout" svg:width="2.858cm" svg:height="0.865cm" svg:x="2.54cm" svg:y="48.665cm">
          <draw:text-box>
            <text:p><text:span text:style-name="T14">Alt+Sft</text:span></text:p>
          </draw:text-box>
        </draw:frame>
        <draw:line draw:style-name="gr24" draw:text-style-name="P12" draw:layer="layout" svg:x1="6.667cm" svg:y1="52.705cm" svg:x2="8.199cm" svg:y2="52.705cm">
          <text:p/>
        </draw:line>
        <draw:frame draw:style-name="gr22" draw:text-style-name="P20" draw:layer="layout" svg:width="2.858cm" svg:height="0.865cm" svg:x="6.349cm" svg:y="53.022cm">
          <draw:text-box>
            <text:p><text:span text:style-name="T14">Sft</text:span></text:p>
          </draw:text-box>
        </draw:frame>
        <draw:path draw:style-name="gr25" draw:text-style-name="P6" draw:layer="layout" svg:width="6.426cm" svg:height="2.408cm" draw:transform="skewX (0.321315115292156) rotate (-0.321664181142555) translate (6.60232402498365cm 57.9750265204996cm)" svg:viewBox="0 0 6427 2409" svg:d="M0 2409c4016 0 6427-2409 6427-2409">
          <text:p/>
        </draw:path>
        <draw:frame draw:style-name="gr22" draw:text-style-name="P21" draw:layer="layout" svg:width="2.858cm" svg:height="0.865cm" svg:x="7.302cm" svg:y="60.73cm">
          <draw:text-box>
            <text:p><text:span text:style-name="T15">Adjust</text:span></text:p>
          </draw:text-box>
        </draw:frame>
        <draw:path draw:style-name="gr26" draw:text-style-name="P12" draw:layer="layout" svg:width="1.525cm" svg:height="0.137cm" draw:transform="skewX (1.23918376891597) rotate (-1.80711390751493) translate (11.7872915729455cm 50.5863440901735cm)" svg:viewBox="0 0 1526 138" svg:d="M1526 0c-831-1-1526 138-1526 138">
          <text:p/>
        </draw:path>
        <draw:frame draw:style-name="gr27" draw:text-style-name="P22" draw:layer="layout" svg:width="2.133cm" svg:height="0.865cm" svg:x="9.297cm" svg:y="50.57cm">
          <draw:text-box>
            <text:p><text:span text:style-name="T16">Lea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20" draw:text-style-name="P18" draw:layer="layout" svg:width="0.953cm" svg:height="0.988cm" svg:x="4.762cm" svg:y="22.542cm">
          <draw:text-box>
            <text:p><text:span text:style-name="T12">@</text:span></text:p>
          </draw:text-box>
        </draw:frame>
        <draw:path draw:style-name="gr26" draw:text-style-name="P6" draw:layer="layout" svg:width="4.332cm" svg:height="2.882cm" draw:transform="skewX (0.025830872929516) rotate (-0.336324946859307) translate (3.81000003295856cm 34.9249999130074cm)" svg:viewBox="0 0 4333 2883" svg:d="M0 0c3575-1 4333 2883 4333 2883">
          <text:p/>
        </draw:path>
        <draw:line draw:style-name="gr15" draw:text-style-name="P6" draw:layer="layout" svg:x1="3.612cm" svg:y1="22.952cm" svg:x2="2.412cm" svg:y2="21.977cm">
          <text:p/>
        </draw:line>
        <draw:frame draw:style-name="gr10" draw:text-style-name="P23" draw:layer="layout" svg:width="0.9cm" svg:height="0.988cm" svg:x="1.487cm" svg:y="21.157cm">
          <draw:text-box>
            <text:p><text:span text:style-name="T7">\</text:span></text:p>
          </draw:text-box>
        </draw:frame>
        <draw:line draw:style-name="gr15" draw:text-style-name="P6" draw:layer="layout" svg:x1="14.14cm" svg:y1="22.882cm" svg:x2="15.34cm" svg:y2="21.907cm">
          <text:p/>
        </draw:line>
        <draw:frame draw:style-name="gr10" draw:text-style-name="P23" draw:layer="layout" svg:width="0.9cm" svg:height="0.988cm" svg:x="15.292cm" svg:y="21.19cm">
          <draw:text-box>
            <text:p><text:span text:style-name="T7">/</text:span></text:p>
          </draw:text-box>
        </draw:frame>
        <draw:path draw:style-name="gr19" draw:text-style-name="P12" draw:layer="layout" svg:width="7.311cm" svg:height="0.579cm" draw:transform="skewX (-0.884358331985527) rotate (-2.93773819695686) translate (17.320914274711cm 44.6566526194317cm)" svg:viewBox="0 0 7312 580" svg:d="M7312 0c-3982 0-7312 580-7312 580">
          <text:p/>
        </draw:path>
        <draw:path draw:style-name="gr19" draw:text-style-name="P12" draw:layer="layout" svg:width="6.196cm" svg:height="1.386cm" draw:transform="skewX (-0.000523598775598274) rotate (0.423242343608625) translate (9.58998404524188cm 44.1376132422604cm)" svg:viewBox="0 0 6197 1387" svg:d="M6197 0c-3376-1-6197 1387-6197 1387">
          <text:p/>
        </draw:path>
        <draw:path draw:style-name="gr28" draw:text-style-name="P12" draw:layer="layout" svg:width="5.916cm" svg:height="0.572cm" draw:transform="skewX (-0.737925207743203) rotate (-2.88869444497582) translate (17.1584002786129cm 37.8896016430958cm)" svg:viewBox="0 0 5917 573" svg:d="M5917 0c-3223 0-5917 573-5917 573">
          <text:p/>
        </draw:path>
        <draw:path draw:style-name="gr28" draw:text-style-name="P6" draw:layer="layout" svg:width="3.954cm" svg:height="2.256cm" draw:transform="skewX (0.147131255943122) rotate (-0.281870674197085) translate (3.71000003231627cm 35.8769999293524cm)" svg:viewBox="0 0 3955 2257" svg:d="M0 0c3263-1 3955 2257 3955 2257">
          <text:p/>
        </draw:path>
        <draw:path draw:style-name="gr23" draw:text-style-name="P12" draw:layer="layout" svg:width="4.543cm" svg:height="0.559cm" draw:transform="skewX (-0.520980781720307) rotate (-2.80980556278567) translate (16.9964530305435cm 31.2217737693906cm)" svg:viewBox="0 0 4544 560" svg:d="M4544 0c-2474 0-4544 560-4544 560">
          <text:p/>
        </draw:path>
        <draw:path draw:style-name="gr23" draw:text-style-name="P12" draw:layer="layout" svg:width="3.477cm" svg:height="0.65cm" draw:transform="skewX (0.0834267382453291) rotate (-2.53840686410055) translate (15.5645173712109cm 30.411851925957cm)" svg:viewBox="0 0 3478 651" svg:d="M3478 0c-1894 0-3478 651-3478 651">
          <text:p/>
        </draw:path>
        <draw:path draw:style-name="gr23" draw:text-style-name="P12" draw:layer="layout" svg:width="4.298cm" svg:height="0.629cm" draw:transform="skewX (0.318348055563766) rotate (2.72742602209154) translate (4.76199672006741cm 33.0200036465721cm)" svg:viewBox="0 0 4299 630" svg:d="M0 0c2341-2 4299 630 4299 630">
          <text:p/>
        </draw:path>
        <draw:path draw:style-name="gr23" draw:text-style-name="P12" draw:layer="layout" svg:width="2.643cm" svg:height="0.479cm" draw:transform="skewX (-0.749444380806365) rotate (-0.998502865065956) translate (3.8100003318565cm 29.5269986952211cm)" svg:viewBox="0 0 2644 480" svg:d="M0 0c1440-1 2644 480 2644 480">
          <text:p/>
        </draw:path>
        <draw:path draw:style-name="gr23" draw:text-style-name="P12" draw:layer="layout" svg:width="3.675cm" svg:height="0.621cm" draw:transform="skewX (-0.845961088441652) rotate (-1.06255644861415) translate (3.81000085185596cm 28.2569961287587cm)" svg:viewBox="0 0 3676 622" svg:d="M0 0c2002-1 3676 622 3676 622">
          <text:p/>
        </draw:path>
        <draw:path draw:style-name="gr28" draw:text-style-name="P12" draw:layer="layout" svg:width="5.567cm" svg:height="0.567cm" draw:transform="skewX (0.691673982565353) rotate (2.87211381708187) translate (6.03199615555883cm 39.370002684913cm)" svg:viewBox="0 0 5568 568" svg:d="M0 0c3032-2 5568 568 5568 568">
          <text:p/>
        </draw:path>
        <draw:frame draw:style-name="gr16" draw:text-style-name="P12" draw:layer="layout" svg:width="0.545cm" svg:height="0.988cm" svg:x="15.33cm" svg:y="41.139cm">
          <draw:text-box>
            <text:p><text:span text:style-name="T7">Ÿ</text:span></text:p>
          </draw:text-box>
        </draw:frame>
        <draw:path draw:style-name="gr19" draw:text-style-name="P12" draw:layer="layout" svg:width="6.059cm" svg:height="0.747cm" draw:transform="skewX (-0.521678913421105) rotate (-2.80998009571087) translate (15.8900146672154cm 43.7469977456024cm)" svg:viewBox="0 0 6060 748" svg:d="M6060 0c-3300 0-6060 748-6060 748">
          <text:p/>
        </draw:path>
        <draw:path draw:style-name="gr19" draw:text-style-name="P12" draw:layer="layout" svg:width="7.014cm" svg:height="0.666cm" draw:transform="skewX (0.750491578357562) rotate (2.8925341693302) translate (7.30199494655553cm 46.0370032479915cm)" svg:viewBox="0 0 7015 667" svg:d="M0 0c3820-2 7015 667 7015 667">
          <text:p/>
        </draw:path>
        <draw:line draw:style-name="gr24" draw:text-style-name="P12" draw:layer="layout" svg:x1="4.762cm" svg:y1="52.705cm" svg:x2="6.294cm" svg:y2="52.705cm">
          <text:p/>
        </draw:line>
        <draw:frame draw:style-name="gr22" draw:text-style-name="P20" draw:layer="layout" svg:width="2.858cm" svg:height="0.865cm" svg:x="4.127cm" svg:y="53.022cm">
          <draw:text-box>
            <text:p><text:span text:style-name="T14">Bsp</text:span></text:p>
          </draw:text-box>
        </draw:frame>
        <draw:path draw:style-name="gr29" draw:text-style-name="P12" draw:layer="layout" svg:width="4.956cm" svg:height="0.871cm" draw:transform="skewX (-0.0842994028713261) rotate (-2.62392799744828) translate (17.0057823196347cm 56.6014892797949cm)" svg:viewBox="0 0 4957 872" svg:d="M4957 0c-2699 9-4957 872-4957 872">
          <text:p/>
        </draw:path>
        <draw:frame draw:style-name="gr22" draw:text-style-name="P19" draw:layer="layout" svg:width="1.27cm" svg:height="0.865cm" svg:x="1.687cm" svg:y="54.292cm">
          <draw:text-box>
            <text:p><text:span text:style-name="T13">CAP</text:span></text:p>
          </draw:text-box>
        </draw:frame>
        <draw:path draw:style-name="gr29" draw:text-style-name="P12" draw:layer="layout" svg:width="4.37cm" svg:height="0.889cm" draw:transform="skewX (-0.333706952981316) rotate (2.40244571537019) translate (5.0800005023859cm 59.0549988332391cm)" svg:viewBox="0 0 4371 890" svg:d="M0 0c2379 10 4371 890 4371 890">
          <text:p/>
        </draw:path>
        <draw:path draw:style-name="gr26" draw:text-style-name="P6" draw:layer="layout" svg:width="4.826cm" svg:height="2.713cm" draw:transform="skewX (0.159174027781883) rotate (2.86495796714869) translate (6.03200006719059cm 38.9519998557801cm)" svg:viewBox="0 0 4827 2714" svg:d="M0 0c3983 0 4827 2714 4827 2714">
          <text:p/>
        </draw:path>
        <draw:path draw:style-name="gr30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4" draw:layer="layout" svg:width="0.9cm" svg:height="0.988cm" svg:x="0.37cm" svg:y="23.459cm">
          <draw:text-box>
            <text:p><text:span text:style-name="T17">«</text:span></text:p>
          </draw:text-box>
        </draw:frame>
        <draw:path draw:style-name="gr30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30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4" draw:layer="layout" svg:width="0.9cm" svg:height="0.988cm" svg:x="16.41cm" svg:y="23.359cm">
          <draw:text-box>
            <text:p><text:span text:style-name="T17">»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5-07T23:03:27.302169684</dc:date>
    <meta:editing-duration>P2DT1H25M2S</meta:editing-duration>
    <meta:editing-cycles>176</meta:editing-cycles>
    <meta:generator>LibreOffice/7.6.6.3$Linux_X86_64 LibreOffice_project/60$Build-3</meta:generator>
    <meta:print-date>2023-01-20T22:20:38.005855126</meta:print-date>
    <meta:document-statistic meta:object-count="437"/>
  </office:meta>
</office:document-meta>
</file>